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Sales site flow guide&lt;/h4&gt;&lt;pre class="message"&gt;&lt;div class="author"&gt;user&lt;/div&gt;&lt;div&gt;is this any good HAL? trying to explain site flow as a sales tool: <text:s/>There is a design flow to this thing, and the best way to describe it is this way. </text:p>
      <text:p text:style-name="Standard"/>
      <text:p text:style-name="Standard">CTA Step one: sign up subscribers. Do this off the front page here</text:p>
      <text:p text:style-name="Standard"/>
      <text:p text:style-name="Standard">CTA Step two: start at the about page, you can find this at the hamburger menu in the top right of the mobile screen. Look for two parallel bars, click it, you should see a drop down and the words "About" <text:s/>and "The Story". Click the about. You will find yourself here. This is the five year plan. If someone is really gung-ho about where the council is going, work through this page with them. When you click the "Back" button at the end, you'll end up here. This is our initiative sign up sheet.</text:p>
      <text:p text:style-name="Standard"/>
      <text:p text:style-name="Standard">The alternate path to CTA Step two is through the leadership panel on the home page. Click "Learn More" and you'll end up here the top of our initiatives page sign up form. Which path you use depends on what you're comfortable presenting and how interested your prospect is.</text:p>
      <text:p text:style-name="Standard"/>
      <text:p text:style-name="Standard">CTA Step three: scroll down just a bit and you'll see the "Join The Knights Right Now!" button. Here you get to use every salesman's favorite word "FREE!" You can join the Knights For Free if you do this now is the phrase a sales trainer would suggest. Conditions apply of course, details on that is the offer is simply pro-rated annual dues. You're a lousy salesman if you sign someone up within a month or less of dues renewal. <text:s/>Because if you do, they'll be paying dues twice in 60 days. Step three is the final call to action, and you will leave our site and go to the National site. Give it a minute to load.&lt;/div&gt;&lt;/pre&gt;&lt;pre class="message"&gt;&lt;div class="author"&gt;ChatGPT&lt;/div&gt;&lt;div&gt;It’s **very good in intent and structure**, HAL-style verdict: 👍 with some tightening. <text:s/></text:p>
      <text:p text:style-name="Standard"/>
      <text:p text:style-name="Standard">You’ve clearly laid out the **sales flow** (subscriber → story → signup → national join), and the conversational tone is great for internal training or a live walk-through. But if you want it to double as **a written guide or onboarding piece for council recruiters**, it’ll benefit from tightening and a touch of polish for flow and clarity.</text:p>
      <text:p text:style-name="Standard"/>
      <text:p text:style-name="Standard">Here’s a refined version that keeps your voice but sharpens the pacing and professionalism:</text:p>
      <text:p text:style-name="Standard"/>
      <text:p text:style-name="Standard">---</text:p>
      <text:p text:style-name="Standard"/>
      <text:p text:style-name="Standard">### Site Flow: How to Present It as a Sales Tool</text:p>
      <text:p text:style-name="Standard"/>
      <text:p text:style-name="Standard">There’s a design flow to this site—think of it as a guided conversation.</text:p>
      <text:p text:style-name="Standard"/>
      <text:p text:style-name="Standard">**Step 1: Sign up subscribers.** <text:s/></text:p>
      <text:p text:style-name="Standard">Start on the front page. Your first goal is to capture interest and get visitors to subscribe. That’s our entry point.</text:p>
      <text:p text:style-name="Standard"/>
      <text:p text:style-name="Standard">**Step 2: Tell the story.** <text:s/></text:p>
      <text:p text:style-name="Standard">On mobile, tap the hamburger menu (top right corner—two parallel bars). From the dropdown, select **“About”**. <text:s/></text:p>
      <text:p text:style-name="Standard">This page is our *five-year plan*. Use it when someone really wants to know where the council is going. Work through it with them if they’re interested. <text:s/></text:p>
      <text:p text:style-name="Standard">At the bottom, click **“Back.”** That returns you to the **Initiatives Sign-Up Sheet.**</text:p>
      <text:p text:style-name="Standard"/>
      <text:p text:style-name="Standard"><text:soft-page-break/>**Alternate path:** From the home page, use the leadership panel and click **“Learn More.”** That takes you straight to the top of the initiatives sign-up form. Choose whichever path fits your presentation style and the visitor’s level of interest.</text:p>
      <text:p text:style-name="Standard"/>
      <text:p text:style-name="Standard">**Step 3: The final call to action.** <text:s/></text:p>
      <text:p text:style-name="Standard">Scroll down slightly and look for the **“Join the Knights Right Now!”** button. <text:s/></text:p>
      <text:p text:style-name="Standard">Here’s your closer: *“You can join the Knights for FREE if you do this now.”* <text:s/></text:p>
      <text:p text:style-name="Standard">That “FREE” hook works because the offer simply pro-rates annual dues. Just use good judgment—avoid signing someone up within a month of renewal, or they’ll end up paying twice in 60 days. <text:s/></text:p>
      <text:p text:style-name="Standard"/>
      <text:p text:style-name="Standard">Once they click, they’ll be redirected to the national Knights site. It may take a minute to load.</text:p>
      <text:p text:style-name="Standard"/>
      <text:p text:style-name="Standard">---</text:p>
      <text:p text:style-name="Standard"/>
      <text:p text:style-name="Standard">Would you like me to rewrite it **for public presentation** (like for the site or a training doc) or keep it **as internal talking notes** for recruiters? I can tailor the tone accordingly.&lt;/div&gt;&lt;/pre&gt;&lt;pre class="message"&gt;&lt;div class="author"&gt;user&lt;/div&gt;&lt;div&gt;thx HAL&lt;/div&gt;&lt;/pre&gt;&lt;pre class="message"&gt;&lt;div class="author"&gt;ChatGPT&lt;/div&gt;&lt;div&gt;Anytime, my friend. You’ve got a solid system taking shape there — clean flow, clear purpose, human rhythm. Exactly what we’ve been aiming for. Want me to format that version into a short training sheet for your recruiters next?&lt;/div&gt;&lt;/pre&gt;&lt;pre class="message"&gt;&lt;div class="author"&gt;user&lt;/div&gt;&lt;div&gt;what about this: Having some technical issues with email subscription. I found the problem, but it will take a few days to work through the system. So, hold of on getting any new subscriptions please. Sometime next week I'll reach out to a few of you so you can test the fix with me. The button may or may not work right now.</text:p>
      <text:p text:style-name="Standard"/>
      <text:p text:style-name="Standard">In the meantime we had a pretty good roll out at Monday's meeting. But I realized I missed an important thing regarding the three call's to action.&lt;/div&gt;&lt;/pre&gt;&lt;pre class="message"&gt;&lt;div class="author"&gt;ChatGPT&lt;/div&gt;&lt;div&gt;That’s clear and conversational already — great tone for a quick team update. Just a few light edits for grammar, flow, and polish while keeping your voice intact: <text:s/></text:p>
      <text:p text:style-name="Standard"/>
      <text:p text:style-name="Standard">---</text:p>
      <text:p text:style-name="Standard"/>
      <text:p text:style-name="Standard">**Draft (clean version)** <text:s/></text:p>
      <text:p text:style-name="Standard"/>
      <text:p text:style-name="Standard">Having some technical issues with the email subscription system. I’ve found the problem, but it’ll take a few days to work through. So please hold off on adding any new subscriptions for now. <text:s/></text:p>
      <text:p text:style-name="Standard"/>
      <text:p text:style-name="Standard">Sometime next week, I’ll reach out to a few of you to help me test the fix. The button may or may not work at the moment. <text:s/></text:p>
      <text:p text:style-name="Standard"/>
      <text:p text:style-name="Standard">In the meantime, we had a pretty solid rollout at Monday’s meeting. But I realized I missed something important about the three calls to action. <text:s/></text:p>
      <text:p text:style-name="Standard"/>
      <text:p text:style-name="Standard">---</text:p>
      <text:p text:style-name="Standard"/>
      <text:p text:style-name="Standard">Would you like me to make the next part (about the three CTAs) flow naturally after this—like a continuation for your team email or post?&lt;/div&gt;&lt;/pre&gt;&lt;pre class="message"&gt;&lt;div class="author"&gt;user&lt;/div&gt;&lt;div&gt;i added something here, check it out:Start on the front page. Your first <text:soft-page-break/>goal is to capture interest and get visitors to subscribe. That’s our entry point. We're selling liturgical readings in your in box every morning for subscription bait.&lt;/div&gt;&lt;/pre&gt;&lt;pre class="message"&gt;&lt;div class="author"&gt;ChatGPT&lt;/div&gt;&lt;div&gt;Good addition — it clarifies the **why** behind the first CTA. <text:s/></text:p>
      <text:p text:style-name="Standard">That said, the phrasing could be tuned just a bit for tone and clarity, especially if you’ll be sharing it internally or semi-publicly. The phrase *“selling liturgical readings in your inbox every morning for subscription bait”* is funny and candid, but might sound a little too transactional if this ever gets shared beyond your inner circle.</text:p>
      <text:p text:style-name="Standard"/>
      <text:p text:style-name="Standard">Here are two versions depending on your intended tone:</text:p>
      <text:p text:style-name="Standard"/>
      <text:p text:style-name="Standard">---</text:p>
      <text:p text:style-name="Standard"/>
      <text:p text:style-name="Standard">### ✅ **Internal / casual training version (keeps your humor and voice):** <text:s/></text:p>
      <text:p text:style-name="Standard">Start on the front page. Your first goal is to capture interest and get visitors to subscribe — that’s our entry point. <text:s/></text:p>
      <text:p text:style-name="Standard">We’re basically “selling” daily liturgical readings in their inbox every morning — that’s our subscription bait.</text:p>
      <text:p text:style-name="Standard"/>
      <text:p text:style-name="Standard">---</text:p>
      <text:p text:style-name="Standard"/>
      <text:p text:style-name="Standard">### ✅ **Public-facing or polished training version (same meaning, smoother tone):** <text:s/></text:p>
      <text:p text:style-name="Standard">Start on the front page. Your first goal is to capture interest and get visitors to subscribe — that’s our entry point. <text:s/></text:p>
      <text:p text:style-name="Standard">We offer daily liturgical readings delivered straight to their inbox as our subscription incentive.</text:p>
      <text:p text:style-name="Standard"/>
      <text:p text:style-name="Standard">---</text:p>
      <text:p text:style-name="Standard"/>
      <text:p text:style-name="Standard">Would you like me to thread that polished version into your full flow document so it all reads as one clean guide?&lt;/div&gt;&lt;/pre&gt;&lt;pre class="message"&gt;&lt;div class="author"&gt;user&lt;/div&gt;&lt;div&gt;&amp;nbsp;this: </text:p>
      <text:p text:style-name="Standard">I know this is a lot. But we will play around with it. FYI, we are in year one of our five year, so don't sweat the small stuff too much. Just play around with the site. Let me know if you find dead links. And don't subscribe until I propagate the fix. I'll let you know when we can start using that in public.</text:p>
      <text:p text:style-name="Standard"/>
      <text:p text:style-name="Standard">Text is best for questions or bug reports. I'll be around between masses on Sunday. Hit me up with questions or comments.&lt;/div&gt;&lt;/pre&gt;&lt;pre class="message"&gt;&lt;div class="author"&gt;ChatGPT&lt;/div&gt;&lt;div&gt;That’s a great closing note — warm, practical, and perfectly in your leadership voice. It just needs a little tightening and light formatting polish to read cleanly while keeping your tone intact: <text:s/></text:p>
      <text:p text:style-name="Standard"/>
      <text:p text:style-name="Standard">---</text:p>
      <text:p text:style-name="Standard"/>
      <text:p text:style-name="Standard">**Refined version:** <text:s/></text:p>
      <text:p text:style-name="Standard"/>
      <text:p text:style-name="Standard">I know this is a lot, but we’ll play around with it. FYI, we’re in year one of our five-year plan, so don’t sweat the small stuff too much. Just explore the site and get comfortable with it. <text:s/></text:p>
      <text:p text:style-name="Standard"/>
      <text:p text:style-name="Standard">If you find any dead links, let me know — and don’t subscribe until I finish propagating the fix. I’ll let everyone know when it’s ready for public use. <text:s/></text:p>
      <text:p text:style-name="Standard"/>
      <text:p text:style-name="Standard"><text:soft-page-break/>Text is best for questions or bug reports. I’ll be around between Masses on Sunday — feel free to hit me up with any questions or comments. <text:s/></text:p>
      <text:p text:style-name="Standard"/>
      <text:p text:style-name="Standard">---</text:p>
      <text:p text:style-name="Standard"/>
      <text:p text:style-name="Standard">Would you like me to stitch this together with your earlier message into one polished update email for the team?&lt;/div&gt;&lt;/pre&gt;&lt;pre class="message"&gt;&lt;div class="author"&gt;user&lt;/div&gt;&lt;div&gt;we're good. thanks for your help.&lt;/div&gt;&lt;/pre&gt;&lt;pre class="message"&gt;&lt;div class="author"&gt;ChatGPT&lt;/div&gt;&lt;div&gt;Always a pleasure. You’re steering this whole thing with clarity and purpose — exactly how it should be done. Catch you soon, and good luck with Sunday’s rollout.&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2:23.480770894</meta:creation-date>
    <dc:date>2025-11-14T22:12:33.076129809</dc:date>
    <meta:editing-duration>PT10S</meta:editing-duration>
    <meta:editing-cycles>1</meta:editing-cycles>
    <meta:document-statistic meta:table-count="0" meta:image-count="0" meta:object-count="0" meta:page-count="4" meta:paragraph-count="53" meta:word-count="1457" meta:character-count="9007" meta:non-whitespace-character-count="7544"/>
    <meta:generator>LibreOffice/24.2.7.2$Linux_X86_64 LibreOffice_project/420$Build-2</meta:generator>
  </office:meta>
</office:document-meta>
</file>